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1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. W. Steinbach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o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18, 1893</text:p>
      <text:p text:style-name="P5">Month<text:tab/><text:tab/><text:tab/><text:tab/><text:tab/><text:tab/>Octo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DR. L. W. STEINBACH,/</text:p>
      <text:p text:style-name="P2">716 FRANKLIN ST.,/</text:p>
      <text:p text:style-name="P2">PHILADELPHIA./</text:p>
      <text:p text:style-name="P3">Oct. 18th 1893./</text:p>
      <text:p text:style-name="P2">My Dear Sol./</text:p>
      <text:p text:style-name="P2"><text:tab/>In answer to your query/ I wish to say that the condition/ of Dr. Morais does not warrant/ him to assume any additional/ work and that I deem it ex-/tremely unwise for him to under-/take the regular charge of an/ evening class at the synagogue./</text:p>
      <text:p text:style-name="P2"><text:tab/>I will call on the Doctor at/ the first opportunity and will/ lay before him the danger of/ his plans, in working beyond his/ strength./ <text:s/>Sincerely yours/ Steinbach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4:51:39.40</meta:creation-date>
    <dc:date>2011-12-15T14:54:23.92</dc:date>
    <dc:creator>Penn Libraries</dc:creator>
    <meta:editing-duration>PT00H02M4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51" meta:character-count="1752"/>
  </office:meta>
</office:document-meta>
</file>